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8.093cm" fo:margin-left="7.592cm" table:align="left"/>
    </style:style>
    <style:style style:name="Table2.A" style:family="table-column">
      <style:table-column-properties style:column-width="8.093cm"/>
    </style:style>
    <style:style style:name="Table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" style:family="table">
      <style:table-properties style:width="26.19cm" fo:margin-left="-1.03cm" table:align="left"/>
    </style:style>
    <style:style style:name="Table1.A" style:family="table-column">
      <style:table-column-properties style:column-width="6.548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D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a735d" officeooo:paragraph-rsid="001a735d"/>
    </style:style>
    <style:style style:name="P2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26122" style:font-size-asian="20pt" style:font-style-asian="normal" style:font-weight-asian="normal" style:font-size-complex="20pt" style:text-emphasize="none"/>
    </style:style>
    <style:style style:name="P3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70ae8" style:font-size-asian="20pt" style:font-style-asian="normal" style:font-weight-asian="normal" style:font-size-complex="20pt" style:text-emphasize="none"/>
    </style:style>
    <style:style style:name="P4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a403b" style:font-size-asian="20pt" style:font-style-asian="normal" style:font-weight-asian="normal" style:font-size-complex="20pt" style:text-emphasize="none"/>
    </style:style>
    <style:style style:name="P5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b5164" style:font-size-asian="20pt" style:font-style-asian="normal" style:font-weight-asian="normal" style:font-size-complex="20pt" style:text-emphasize="none"/>
    </style:style>
    <style:style style:name="P6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officeooo:paragraph-rsid="00226122"/>
    </style:style>
    <style:style style:name="P7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fo:font-size="17pt" officeooo:paragraph-rsid="002f2a2f" style:font-size-asian="17pt" style:font-size-complex="17pt"/>
    </style:style>
    <style:style style:name="T1" style:family="text">
      <style:text-properties officeooo:rsid="00270ae8"/>
    </style:style>
    <style:style style:name="T2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style:font-size-asian="20pt" style:font-style-asian="normal" style:font-weight-asian="normal" style:font-size-complex="20pt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70ae8" style:font-size-asian="20pt" style:font-style-asian="normal" style:font-weight-asian="normal" style:font-size-complex="20pt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22944d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270ae8" style:font-style-asian="normal" style:font-weight-asian="normal" style:text-emphasize="none"/>
    </style:style>
    <style:style style:name="T6" style:family="text">
      <style:text-properties fo:font-size="17pt" style:font-size-asian="17pt" style:font-size-complex="17pt"/>
    </style:style>
    <style:style style:name="T7" style:family="text">
      <style:text-properties fo:font-size="17pt" officeooo:rsid="00270ae8" style:font-size-asian="17pt" style:font-size-complex="1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"/>
            <text:p text:style-name="P1"/>
          </table:table-cell>
        </table:table-row>
      </table:table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"><text:span text:style-name="T1">Alexandre</text:span>|<text:span text:style-name="T1">Manon</text:span></text:p>
          </table:table-cell>
          <table:table-cell table:style-name="Table1.A1" office:value-type="string">
            <text:p text:style-name="P2"><text:span text:style-name="T1">Souareba</text:span>|<text:span text:style-name="T1">Lina</text:span></text:p>
          </table:table-cell>
          <table:table-cell table:style-name="Table1.A1" office:value-type="string">
            <text:p text:style-name="P4"><text:span text:style-name="T1">Andrea</text:span>|<text:span text:style-name="T1">Lovely</text:span></text:p>
          </table:table-cell>
          <table:table-cell table:style-name="Table1.D1" office:value-type="string">
            <text:p text:style-name="P3"><text:span text:style-name="T1">Anass</text:span>|<text:span text:style-name="T1">Ferielle</text:span></text:p>
          </table:table-cell>
        </table:table-row>
        <table:table-row>
          <table:table-cell table:style-name="Table1.A2" office:value-type="string">
            <text:p text:style-name="P2"><text:span text:style-name="T1">Francisco</text:span>|<text:span text:style-name="T1">Djelika</text:span></text:p>
          </table:table-cell>
          <table:table-cell table:style-name="Table1.A2" office:value-type="string">
            <text:p text:style-name="P5"><text:span text:style-name="T7">Oumarou</text:span>|</text:p>
          </table:table-cell>
          <table:table-cell table:style-name="Table1.A2" office:value-type="string">
            <text:p text:style-name="P7"><text:span text:style-name="T4">Muhammed-H|</text:span><text:span text:style-name="T5">Maryam</text:span></text:p>
          </table:table-cell>
          <table:table-cell table:style-name="Table1.D2" office:value-type="string">
            <text:p text:style-name="P6"><text:span text:style-name="T2">Huseyin|</text:span><text:span text:style-name="T3">Griffith</text:span></text:p>
          </table:table-cell>
        </table:table-row>
        <table:table-row>
          <table:table-cell table:style-name="Table1.A2" office:value-type="string">
            <text:p text:style-name="P2">|</text:p>
          </table:table-cell>
          <table:table-cell table:style-name="Table1.A2" office:value-type="string">
            <text:p text:style-name="P2">|</text:p>
          </table:table-cell>
          <table:table-cell table:style-name="Table1.A2" office:value-type="string">
            <text:p text:style-name="P5">|</text:p>
          </table:table-cell>
          <table:table-cell table:style-name="Table1.D2" office:value-type="string">
            <text:p text:style-name="P2">|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7T21:53:26.840802035</meta:creation-date>
    <meta:generator>LibreOffice/4.3.7.2$Windows_x86 LibreOffice_project/8a35821d8636a03b8bf4e15b48f59794652c68ba</meta:generator>
    <dc:date>2022-01-03T13:41:44.295000000</dc:date>
    <meta:editing-duration>PT35M37S</meta:editing-duration>
    <meta:editing-cycles>21</meta:editing-cycles>
    <meta:document-statistic meta:table-count="2" meta:image-count="0" meta:object-count="0" meta:page-count="1" meta:paragraph-count="12" meta:word-count="12" meta:character-count="117" meta:non-whitespace-character-count="117"/>
  </office:meta>
</office:document-meta>
</file>